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3f2" officeooo:paragraph-rsid="0001f3f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os maquinassssss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5:44:19.644772178</meta:creation-date>
    <dc:date>2023-04-28T15:58:57.042627109</dc:date>
    <meta:editing-duration>PT14M3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" meta:word-count="2" meta:character-count="19" meta:non-whitespace-character-count="18"/>
  </office:meta>
</office:document-meta>
</file>